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4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5">4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2" office:value-type="string">
            <text:p text:style-name="P28">1<text:span text:style-name="T14">1</text:span>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2" office:value-type="string">
            <text:p text:style-name="P33">18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5" office:value-type="string">
            <text:p text:style-name="P31">2<text:span text:style-name="T14">5</text:span></text:p>
          </table:table-cell>
          <table:table-cell table:style-name="Tableau6.A5" office:value-type="string">
            <text:p text:style-name="P25"><text:span text:style-name="T2">b</text:span>abilrondo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2">Février - Februaro</text:p>
          </table:table-cell>
          <table:covered-table-cell/>
        </table:table-row>
        <table:table-row>
          <table:table-cell table:style-name="Tableau5.A2" office:value-type="string">
            <text:p text:style-name="P32">5</text:p>
          </table:table-cell>
          <table:table-cell table:style-name="Tableau5.A2" office:value-type="string">
            <text:p text:style-name="P2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6">1<text:span text:style-name="T11">2</text:span></text:p>
          </table:table-cell>
          <table:table-cell table:style-name="Tableau5.A2" office:value-type="string">
            <text:p text:style-name="P23"><text:span text:style-name="T2">b</text:span>abilrondo</text:p>
          </table:table-cell>
        </table:table-row>
        <table:table-row>
          <table:table-cell table:style-name="Tableau5.A2" office:value-type="string">
            <text:p text:style-name="P23">1<text:span text:style-name="T11">9</text:span></text:p>
          </table:table-cell>
          <table:table-cell table:style-name="Tableau5.A2" office:value-type="string">
            <text:p text:style-name="P2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4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0">1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2" office:value-type="string">
            <text:p text:style-name="P30">8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2" office:value-type="string">
            <text:p text:style-name="P27">1<text:span text:style-name="T10">5</text:span>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2" office:value-type="string">
            <text:p text:style-name="P27">2<text:span text:style-name="T10">2</text:span>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6" office:value-type="string">
            <text:p text:style-name="P30">29</text:p>
          </table:table-cell>
          <table:table-cell table:style-name="Tableau4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9">4</text:p>
          </table:table-cell>
          <table:table-cell table:style-name="Tableau3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5">1<text:span text:style-name="T1">1</text:span></text:p>
          </table:table-cell>
          <table:table-cell table:style-name="Tableau3.A2" office:value-type="string">
            <text:p text:style-name="P21"><text:span text:style-name="T2">b</text:span>abilrondo</text:p>
          </table:table-cell>
        </table:table-row>
        <table:table-row>
          <table:table-cell table:style-name="Tableau3.A2" office:value-type="string">
            <text:p text:style-name="P19">18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9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9">6</text:p>
          </table:table-cell>
          <table:table-cell table:style-name="Tableau2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5">1<text:span text:style-name="T7">3</text:span>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9">20</text:p>
          </table:table-cell>
          <table:table-cell table:style-name="Tableau2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0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1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2" office:value-type="string">
            <text:p text:style-name="P26">16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2" office:value-type="string">
            <text:p text:style-name="P26">23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6" office:value-type="string">
            <text:p text:style-name="P26">30</text:p>
          </table:table-cell>
          <table:table-cell table:style-name="Tableau1.A6" office:value-type="string">
            <text:p text:style-name="P18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7">4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4">1<text:span text:style-name="T1">1</text:span></text:p>
          </table:table-cell>
          <table:table-cell table:style-name="Tableau8.A2" office:value-type="string">
            <text:p text:style-name="P1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7">18</text:p>
          </table:table-cell>
          <table:table-cell table:style-name="Tableau8.A2" office:value-type="string">
            <text:p text:style-name="P17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7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01T10:36:06.917157307</dc:date>
    <dc:creator>Bob Correcteur</dc:creator>
    <meta:editing-duration>PT2H40M30S</meta:editing-duration>
    <meta:editing-cycles>107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104" meta:character-count="471" meta:non-whitespace-character-count="430"/>
  </office:meta>
</office:document-meta>
</file>